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0cf98c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6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M</text:p>
      <text:p text:style-name="P2">Pointwise 50</text:p>
      <text:p text:style-name="P2">Batch size 32</text:p>
      <text:p text:style-name="P2">Max len 256</text:p>
      <text:p text:style-name="P2">lr 3e-6</text:p>
      <text:p text:style-name="P2"/>
      <text:p text:style-name="P1"/>
      <text:p text:style-name="P1">100%|██████████| 8869/8869 [1:55:30&lt;00:00, <text:s/>1.28it/s]</text:p>
      <text:p text:style-name="P4">100%|██████████| 986/986 [04:00&lt;00:00, <text:s/>4.11it/s]</text:p>
      <text:p text:style-name="P5"><text:s text:c="2"/><text:span text:style-name="T1">0%| <text:s text:c="9"/>| 0/8869 [00:00&lt;?, ?it/s]</text:span></text:p>
      <text:p text:style-name="P3"/>
      <text:p text:style-name="P5"><text:s/><text:span text:style-name="T1">Epoch 1:</text:span></text:p>
      <text:p text:style-name="P5"><text:s text:c="9"/><text:span text:style-name="T1">Train Loss: 0.145 | Train Accuracy: 93.24%</text:span></text:p>
      <text:p text:style-name="P5"><text:s text:c="9"/><text:span text:style-name="T1">Validation Loss: 0.085 | Validation Accuracy: 97.95%</text:span></text:p>
      <text:p text:style-name="P6"/>
      <text:p text:style-name="P1">100%|██████████| 8869/8869 [1:55:34&lt;00:00, <text:s/>1.28it/s]</text:p>
      <text:p text:style-name="P4">100%|██████████| 986/986 [03:59&lt;00:00, <text:s/>4.11it/s]</text:p>
      <text:p text:style-name="P5"><text:s text:c="2"/><text:span text:style-name="T1">0%| <text:s text:c="9"/>| 0/8869 [00:00&lt;?, ?it/s]</text:span></text:p>
      <text:p text:style-name="P3"/>
      <text:p text:style-name="P5"><text:s/><text:span text:style-name="T1">Epoch 2:</text:span></text:p>
      <text:p text:style-name="P5"><text:s text:c="9"/><text:span text:style-name="T1">Train Loss: 0.071 | Train Accuracy: 98.13%</text:span></text:p>
      <text:p text:style-name="P5"><text:s text:c="9"/><text:span text:style-name="T1">Validation Loss: 0.077 | Validation Accuracy: 98.1%</text:span></text:p>
      <text:p text:style-name="P6"/>
      <text:p text:style-name="P1">100%|██████████| 8869/8869 [1:55:37&lt;00:00, <text:s/>1.28it/s]</text:p>
      <text:p text:style-name="P4">100%|██████████| 986/986 [03:59&lt;00:00, <text:s/>4.11it/s]</text:p>
      <text:p text:style-name="P3"/>
      <text:p text:style-name="P5"><text:s/><text:span text:style-name="T1">Epoch 3:</text:span></text:p>
      <text:p text:style-name="P5"><text:s text:c="9"/><text:span text:style-name="T1">Train Loss: 0.059 | Train Accuracy: 98.43%</text:span></text:p>
      <text:p text:style-name="P5"><text:s text:c="9"/><text:span text:style-name="T1">Validation Loss: 0.083 | Validation Accuracy: 98.06%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1:12:39.133755139</meta:creation-date>
    <dc:date>2020-03-27T21:13:43.986778099</dc:date>
    <meta:editing-duration>PT1M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93" meta:character-count="793" meta:non-whitespace-character-count="637"/>
  </office:meta>
</office:document-meta>
</file>